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2" style:family="paragraph" style:parent-style-name="Standard">
      <style:paragraph-properties style:line-height-at-least="0.706cm"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List_20_Paragraph" style:list-style-name="WWNum20">
      <style:paragraph-properties fo:text-align="start" style:justify-single-word="false"/>
    </style:style>
    <style:style style:name="P8" style:family="paragraph" style:parent-style-name="List_20_Paragraph" style:list-style-name="WWNum21">
      <style:paragraph-properties fo:text-align="start" style:justify-single-word="false"/>
    </style:style>
    <style:style style:name="P9" style:family="paragraph" style:parent-style-name="List_20_Paragraph" style:list-style-name="WWNum22">
      <style:paragraph-properties fo:text-align="start" style:justify-single-word="false"/>
    </style:style>
    <style:style style:name="P10" style:family="paragraph" style:parent-style-name="Text_20_body">
      <style:paragraph-properties fo:line-height="0.282cm" fo:text-align="justify" style:justify-single-word="false"/>
    </style:style>
    <style:style style:name="P11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df471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fo:color="#000000" style:font-name="맑은 고딕" fo:letter-spacing="-0.019cm" fo:background-color="#ffffff" loext:char-shading-value="0" style:font-name-asian="맑은 고딕1"/>
    </style:style>
    <style:style style:name="T6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7" style:family="text">
      <style:text-properties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"><text:span text:style-name="T1">교육 제목</text:span></text:p>
          </table:table-cell>
          <table:table-cell table:style-name="표1.A1" office:value-type="string">
            <text:p text:style-name="P2"><text:span text:style-name="T4">IOT</text:span></text:p>
          </table:table-cell>
        </table:table-row>
        <table:table-row table:style-name="표1.2">
          <table:table-cell table:style-name="표1.A1" office:value-type="string">
            <text:p text:style-name="P1"><text:span text:style-name="T1">교육 일시</text:span></text:p>
          </table:table-cell>
          <table:table-cell table:style-name="표1.A1" office:value-type="string">
            <text:p text:style-name="P3"><text:span text:style-name="T1">2022.01.</text:span><text:span text:style-name="T2">11</text:span><text:span text:style-name="T1">(</text:span><text:span text:style-name="T2">화</text:span><text:span text:style-name="T1">)</text:span></text:p>
          </table:table-cell>
        </table:table-row>
        <table:table-row table:style-name="표1.3">
          <table:table-cell table:style-name="표1.A1" office:value-type="string">
            <text:p text:style-name="P1"><text:span text:style-name="T1">교육 장소</text:span></text:p>
          </table:table-cell>
          <table:table-cell table:style-name="표1.A1" office:value-type="string">
            <text:p text:style-name="P4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5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1"><text:span text:style-name="T1">오전</text:span></text:p>
          </table:table-cell>
          <table:table-cell table:style-name="표1.A1" office:value-type="string">
            <text:list xml:id="list288409965" text:style-name="WWNum20">
              <text:list-item>
                <text:p text:style-name="P7"><text:span text:style-name="T1">리눅스 관련 추가 내용</text:span></text:p>
              </text:list-item>
              <text:list-item>
                <text:p text:style-name="P7"><text:span text:style-name="T5">Micro SD 카드에 라즈비안 이미지 라이팅(writing)</text:span></text:p>
              </text:list-item>
              <text:list-item>
                <text:p text:style-name="P7"><text:span text:style-name="T5">SSH 활성화</text:span></text:p>
              </text:list-item>
              <text:list-item>
                <text:p text:style-name="P7"><text:span text:style-name="T5">라즈베리파이 사용하는 방법</text:span></text:p>
              </text:list-item>
              <text:list-item>
                <text:p text:style-name="P7"><text:span text:style-name="T5">라즈베리파이에 할당된 IP 확인</text:span></text:p>
              </text:list-item>
              <text:list-item>
                <text:p text:style-name="P7"><text:span text:style-name="T5">SSH 클라이언트 사용하여 라즈베리파이에 접속</text:span></text:p>
              </text:list-item>
              <text:list-item>
                <text:p text:style-name="P7"><text:span text:style-name="T5">처음 사용할 때 필요한 라즈비안 설정(raspi-config)</text:span></text:p>
              </text:list-item>
              <text:list-item>
                <text:p text:style-name="P7"><text:span text:style-name="T1">브레드보드 – 납땜하기 싫어서 led나 저항을 갖다 꽂기만 하면 이어짐</text:span></text:p>
              </text:list-item>
              <text:list-item>
                <text:p text:style-name="P7"><text:span text:style-name="T1">LED 다리가 긴 쪽이 양(+)극, 짧은 쪽이 음(-)극</text:span></text:p>
              </text:list-item>
              <text:list-item>
                <text:p text:style-name="P7"><text:span text:style-name="T1">라즈베리파이 실습</text:span></text:p>
              </text:list-item>
            </text:list>
            <text:list xml:id="list2335628156" text:style-name="WWNum21">
              <text:list-item>
                <text:p text:style-name="P8"><text:span text:style-name="T1">LED 반짝반짝 작은 별</text:span></text:p>
              </text:list-item>
              <text:list-item>
                <text:p text:style-name="P8"><text:span text:style-name="T1">모터 실습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1"><text:span text:style-name="T1">오후</text:span></text:p>
          </table:table-cell>
          <table:table-cell table:style-name="표1.A1" office:value-type="string">
            <text:list xml:id="list2086701330" text:style-name="WWNum22">
              <text:list-item>
                <text:p text:style-name="P9"><text:span text:style-name="T1">모터 실습 이어서</text:span></text:p>
              </text:list-item>
              <text:list-item>
                <text:p text:style-name="P9"><text:span text:style-name="T1">빛 감지 센서 작동 원리</text:span></text:p>
              </text:list-item>
              <text:list-item>
                <text:p text:style-name="P9"><text:span text:style-name="T1">가변저항 – 저항력을 레버로 조절할 수 있음</text:span>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4</meta:editing-cycles>
    <meta:print-date>2013-04-03T01:01:00</meta:print-date>
    <meta:creation-date>2022-01-11T08:01:00</meta:creation-date>
    <dc:date>2022-01-23T12:23:53.877000000</dc:date>
    <meta:editing-duration>PT3H59M52S</meta:editing-duration>
    <meta:generator>Neat_Office/6.2.8.2$Windows_x86 LibreOffice_project/</meta:generator>
    <meta:document-statistic meta:table-count="1" meta:image-count="0" meta:object-count="0" meta:page-count="1" meta:paragraph-count="25" meta:word-count="237" meta:character-count="372" meta:non-whitespace-character-count="308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